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 mathvariant="italic">ClearOut</mi>
            <mo stretchy="false">=</mo>
            <mi mathvariant="italic">Clear</mi>
          </mrow>
        </mtd>
      </mtr>
      <mtr>
        <mtd>
          <mrow>
            <mrow>
              <mi mathvariant="italic">PresetOut</mi>
              <mo stretchy="false">=</mo>
              <mi mathvariant="italic">Preset</mi>
            </mrow>
            <mn>.</mn>
            <mover accent="true">
              <mi mathvariant="italic">Clear</mi>
              <mo>¯</mo>
            </mover>
          </mrow>
        </mtd>
      </mtr>
      <mtr>
        <mtd>
          <mrow>
            <mrow>
              <mi mathvariant="italic">EnableOut</mi>
              <mo stretchy="false">=</mo>
              <mi mathvariant="italic">Enable</mi>
            </mrow>
            <mn>.</mn>
            <mrow>
              <mo fence="true" form="prefix" stretchy="false">(</mo>
              <mrow>
                <mover accent="true">
                  <mrow>
                    <mi mathvariant="italic">Preset</mi>
                    <mo stretchy="false">+</mo>
                    <mi mathvariant="italic">Clear</mi>
                  </mrow>
                  <mo>¯</mo>
                </mover>
              </mrow>
              <mo fence="true" form="postfix" stretchy="false">)</mo>
            </mrow>
          </mrow>
        </mtd>
      </mtr>
    </mtable>
    <annotation encoding="StarMath 5.0">ClearOut=Clear newline
PresetOut=Preset . overline{Clear} newline 
EnableOut=Enable . (overline{Preset + Clear})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7:23:40.609871766</meta:creation-date>
    <dc:date>2024-04-21T10:53:13.309309682</dc:date>
    <meta:editing-duration>PT6M20S</meta:editing-duration>
    <meta:editing-cycles>4</meta:editing-cycles>
    <meta:generator>LibreOffice/7.6.5.2$Linux_X86_64 LibreOffice_project/60$Build-2</meta:generator>
  </office:meta>
</office:document-meta>
</file>